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bfeae" officeooo:paragraph-rsid="001bfeae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17 天然的四秀仔</text:p>
        <text:p text:style-name="P1"/>
        <text:p text:style-name="P1">向時的農業社會物資較欠缺，</text:p>
        <text:p text:style-name="P1">Hiàng-sî ê lông-gia̍p siā-huē bu̍t-tsu khah khiàm-khueh, </text:p>
        <text:p text:style-name="P1"/>
        <text:p text:style-name="P1">三頓若有通食就真萬幸矣，</text:p>
        <text:p text:style-name="P1">sann tǹg nā ū thang tsia̍h tō tsin bān-hīng --ah, </text:p>
        <text:p text:style-name="P1"/>
        <text:p text:style-name="P1">做囡仔的哪敢數想食啥物四秀仔？</text:p>
        <text:p text:style-name="P1">tsò gín-á--ê ná kánn siàu-siūnn tsia̍h siánn-mih sì-siù-á?</text:p>
        <text:p text:style-name="P1"/>
        <text:p text:style-name="P1"/>
        <text:p text:style-name="P1"/>
        <text:p text:style-name="P1"/>
        <text:p text:style-name="P1">干干仔阮遮的囡仔疕，</text:p>
        <text:p text:style-name="P1">Kan-kan-á guán tsia-ê gín-á-phí, </text:p>
        <text:p text:style-name="P1"/>
        <text:p text:style-name="P1">人閒就想欲揣物件來食。</text:p>
        <text:p text:style-name="P1">lâng îng tō siūnn-beh tshuē mi̍h-kiānn lâi tsia̍h. </text:p>
        <text:p text:style-name="P1"/>
        <text:p text:style-name="P1">學校福利社賣的糖含仔、王梨心、</text:p>
        <text:p text:style-name="P1">Ha̍k-hāu hok-lī-siā bē ê thn̂g-kâm-á, ông-lâi-sim, </text:p>
        <text:p text:style-name="P1"/>
        <text:p text:style-name="P1">檨仔乾攏愛用箍箍才買會著。</text:p>
        <text:p text:style-name="P1">suāinn-á-kuann lóng ài iōng <text:s/>khoo-khoo tsiah bé ē tio̍h. </text:p>
        <text:p text:style-name="P1"/>
        <text:p text:style-name="P1">阮遮的枵鬼囡仔是橐袋仔袋磅子，</text:p>
        <text:p text:style-name="P1">Guán tsia-ê iau-kuí gín-á sī lak-tē-á tē pōng-tsí, </text:p>
        <text:p text:style-name="P1"/>
        <text:p text:style-name="P1">哪有通買來食？</text:p>
        <text:p text:style-name="P1">ná ū thang bé lâi tsia̍h? </text:p>
        <text:p text:style-name="P1"/>
        <text:p text:style-name="P1">只好佇放學的時，</text:p>
        <text:p text:style-name="P1">Tsí-hó tī pàng-o̍h ê sî, </text:p>
        <text:p text:style-name="P1"/>
        <text:p text:style-name="P1">相看路邊有生烏甜仔無？</text:p>
        <text:p text:style-name="P1">siòng khuànn lōo-pinn ū senn oo-tinn-á --bô? </text:p>
        <text:p text:style-name="P1"/>
        <text:p text:style-name="P1">烏甜仔，</text:p>
        <text:p text:style-name="P1">Oo-tinn-á, </text:p>
        <text:p text:style-name="P1"/>
        <text:p text:style-name="P1">華語講#「龍葵」#。</text:p>
        <text:p text:style-name="P1">Huâ-gí kóng#「龍葵」#.</text:p>
        <text:p text:style-name="P1"/>
        <text:p text:style-name="P1">伊的子若熟到在，</text:p>
        <text:p text:style-name="P1">I ê tsí nā si̍k kàu tsāi, </text:p>
        <text:p text:style-name="P1"/>
        <text:p text:style-name="P1">規粒就會變茄仔色，</text:p>
        <text:p text:style-name="P1">kui lia̍p tō ē piàn kiô-á-sik, </text:p>
        <text:p text:style-name="P1"/>
        <text:p text:style-name="P1">若莫去食著生的，</text:p>
        <text:p text:style-name="P1">nā mài khì tsia̍h-tio̍h tshenn--ê, </text:p>
        <text:p text:style-name="P1"/>
        <text:p text:style-name="P1">抑是人拄澍殺草劑、濺藥仔的，</text:p>
        <text:p text:style-name="P1">ia̍h-sī lâng tú tshū sat-tsháu-tse, tsuānn io̍h-á--ê, </text:p>
        <text:p text:style-name="P1"/>
        <text:p text:style-name="P1">有通啖糝較贏佇咧流喙瀾。</text:p>
        <text:p text:style-name="P1">ū thang tām-sám khah iânn tī-leh lâu tshuì-nuā.</text:p>
        <text:p text:style-name="P1"/>
        <text:p text:style-name="P1"/>
        <text:p text:style-name="P1"/>
        <text:p text:style-name="P1"/>
        <text:p text:style-name="P1">有當時仔阿兄會𤆬我去車頭遐挽<text:soft-page-break/>「咖啡」。</text:p>
        <text:p text:style-name="P1">Ū-tang-sî-á a-hiann ē tshuā guá khì tshia-thâu hia bán “ka-pi.” </text:p>
        <text:p text:style-name="P1"/>
        <text:p text:style-name="P1">紅紅的咖啡甜甜，</text:p>
        <text:p text:style-name="P1">Âng-âng ê ka-pi tinn-tinn,</text:p>
        <text:p text:style-name="P1"/>
        <text:p text:style-name="P1">內底有真濟細細粒仔的子，</text:p>
        <text:p text:style-name="P1"><text:s/>lāi-té ū tsin tsē sè-sè lia̍p-á ê tsí, </text:p>
        <text:p text:style-name="P1"/>
        <text:p text:style-name="P1">鼻起來若蜜咧，</text:p>
        <text:p text:style-name="P1">phīnn --khí-lâi ná bi̍t --leh, </text:p>
        <text:p text:style-name="P1"/>
        <text:p text:style-name="P1">有夠好食，</text:p>
        <text:p text:style-name="P1">ū-kàu hó-tsia̍h, </text:p>
        <text:p text:style-name="P1"/>
        <text:p text:style-name="P1">佮咱這陣啉的苦嗲嗲的咖啡無仝。</text:p>
        <text:p text:style-name="P1">kah lán tsit-tsūn lim ê khóo-teh-teh ê ka-pi bô-kāng. </text:p>
        <text:p text:style-name="P1"/>
        <text:p text:style-name="P1">哪會叫伊「咖啡」咧？</text:p>
        <text:p text:style-name="P1">Ná ē kiò i “ka-pi” --leh? </text:p>
        <text:p text:style-name="P1"/>
        <text:p text:style-name="P1">可能是in熟的時，</text:p>
        <text:p text:style-name="P1">Khó-lîng sī in si̍k ê sî, </text:p>
        <text:p text:style-name="P1"/>
        <text:p text:style-name="P1">規粒攏紅紅的緣故。</text:p>
        <text:p text:style-name="P1">kui lia̍p lóng âng-âng ê iân-kòo. </text:p>
        <text:p text:style-name="P1"/>
        <text:p text:style-name="P1">大漢了後，</text:p>
        <text:p text:style-name="P1">Tuā-hàn liáu-āu, </text:p>
        <text:p text:style-name="P1"/>
        <text:p text:style-name="P1">才知影伊是西印度櫻桃屬的「南美假櫻桃」，</text:p>
        <text:p text:style-name="P1">tsiah tsai-iánn i sī se-Ìn-tōo ing-thô sio̍k ê “Lâm-bí ké ing-thô”, </text:p>
        <text:p text:style-name="P1"/>
        <text:p text:style-name="P1">佮咖啡一點仔關係都無。</text:p>
        <text:p text:style-name="P1">kah ka-pi tsi̍t-tiám-á kuan-hē to bô.</text:p>
        <text:p text:style-name="P1"/>
        <text:p text:style-name="P1"/>
        <text:p text:style-name="P1"/>
        <text:p text:style-name="P1"/>
        <text:p text:style-name="P1">細漢的時槌槌，</text:p>
        <text:p text:style-name="P1">Sè-hàn ê sî thuî-thuî, </text:p>
        <text:p text:style-name="P1"/>
        <text:p text:style-name="P1">定定予阿兄創治。</text:p>
        <text:p text:style-name="P1">tiānn-tiānn hōo a-hiann tshòng-tī. </text:p>
        <text:p text:style-name="P1"/>
        <text:p text:style-name="P1">有一擺伊𤆬我去廟口耍，</text:p>
        <text:p text:style-name="P1">Ū tsi̍t pái i tshuā guá khì biō-kháu sńg,</text:p>
        <text:p text:style-name="P1"/>
        <text:p text:style-name="P1">看著一欉足大欉的樹仔，</text:p>
        <text:p text:style-name="P1">khuànn-tio̍h tsi̍t tsâng tsiok tuā-tsâng ê tshiū-á, </text:p>
        <text:p text:style-name="P1"/>
        <text:p text:style-name="P1">頂懸有生足濟紅紅的「咖啡」，</text:p>
        <text:p text:style-name="P1">tíng-kuân ū senn tsiok tsē âng-âng ê “ka-pi”, </text:p>
        <text:p text:style-name="P1"/>
        <text:p text:style-name="P1">伊講欲挽予我食，</text:p>
        <text:p text:style-name="P1">i kóng beh bán hōo guá tsia̍h, </text:p>
        <text:p text:style-name="P1"/>
        <text:p text:style-name="P1">三兩下手就peh去樹仔頂，</text:p>
        <text:p text:style-name="P1">sann-nn̄g-ē-tshiú tō peh khì tshiū-á-tíng, </text:p>
        <text:p text:style-name="P1"/>
        <text:p text:style-name="P1">擲幾若粒落來予我。</text:p>
        <text:p text:style-name="P1">tàn kuí-nā lia̍p lo̍h-lâi hōo--guá. </text:p>
        <text:p text:style-name="P1"><text:soft-page-break/></text:p>
        <text:p text:style-name="P1">一窒落喙空，</text:p>
        <text:p text:style-name="P1">Tsi̍t that lo̍h tshuì-khang, </text:p>
        <text:p text:style-name="P1"/>
        <text:p text:style-name="P1">俺娘喂，</text:p>
        <text:p text:style-name="P1">án-niâ-uê, </text:p>
        <text:p text:style-name="P1"/>
        <text:p text:style-name="P1">哪會澀kīnn-kuāinn？</text:p>
        <text:p text:style-name="P1">ná ē siap-kīnn-kuāinn? <text:s/></text:p>
        <text:p text:style-name="P1"/>
        <text:p text:style-name="P1">這是啥物「咖啡」，</text:p>
        <text:p text:style-name="P1">Tse sī siánn-mih “ka-pi”, </text:p>
        <text:p text:style-name="P1"/>
        <text:p text:style-name="P1">有夠歹食！</text:p>
        <text:p text:style-name="P1">ū-kàu pháinn-tsia̍h! </text:p>
        <text:p text:style-name="P1"/>
        <text:p text:style-name="P1">落尾才知影，</text:p>
        <text:p text:style-name="P1">Lo̍h-bué tsiah tsai-iánn, </text:p>
        <text:p text:style-name="P1"/>
        <text:p text:style-name="P1">彼欉是榕仔，</text:p>
        <text:p text:style-name="P1">hit tsâng sī tshîng-á, </text:p>
        <text:p text:style-name="P1"/>
        <text:p text:style-name="P1">根本就毋是「咖啡」。</text:p>
        <text:p text:style-name="P1">kin-pún tō m̄ sī “ka-pi.”</text:p>
        <text:p text:style-name="P1"/>
        <text:p text:style-name="P1"/>
        <text:p text:style-name="P1"/>
        <text:p text:style-name="P1"/>
        <text:p text:style-name="P1">阿母定定罵阮：</text:p>
        <text:p text:style-name="P1">A-bú tiānn-tiānn mē guán: </text:p>
        <text:p text:style-name="P1"/>
        <text:p text:style-name="P1">「烏白挽、烏白食，也毋驚會予人毒死！」</text:p>
        <text:p text:style-name="P1">“Oo-pe̍h bán, oo-pe̍h tsia̍h, iā m̄-kiann ē hōo lâng thāu--sí!” </text:p>
        <text:p text:style-name="P1"/>
        <text:p text:style-name="P1">毋過若是綴伊去田裡割田岸仔草，</text:p>
        <text:p text:style-name="P1">M̄-koh nā-sī tuè i khì tshân--lí kuah tshân-huānn-á tsháu, </text:p>
        <text:p text:style-name="P1"/>
        <text:p text:style-name="P1">伊嘛是會挽路邊生的山葡萄予阮食。</text:p>
        <text:p text:style-name="P1">i mā sī ē bán lōo-pinn senn ê suann-phû-tô hōo guán tsia̍h. </text:p>
        <text:p text:style-name="P1"/>
        <text:p text:style-name="P1">山葡萄若有熟，</text:p>
        <text:p text:style-name="P1">Suann-phû-tô nā ū si̍k, </text:p>
        <text:p text:style-name="P1"/>
        <text:p text:style-name="P1">皮會變做柑仔色，</text:p>
        <text:p text:style-name="P1">phuê ē piàn-tsò kam-á-sik, </text:p>
        <text:p text:style-name="P1"/>
        <text:p text:style-name="P1">內底有一粒一粒軟軟白白閣包烏子的肉。</text:p>
        <text:p text:style-name="P1">lāi-té ū tsi̍t lia̍p tsi̍t lia̍p nńg-nńg pe̍h-pe̍h koh pau oo tsí ê bah. </text:p>
        <text:p text:style-name="P1"/>
        <text:p text:style-name="P1">有一擺去朋友兜，</text:p>
        <text:p text:style-name="P1">Ū tsi̍t pái khì pîng-iú tau, </text:p>
        <text:p text:style-name="P1"/>
        <text:p text:style-name="P1">看著in埕裡種的時計果開的花，</text:p>
        <text:p text:style-name="P1">khuànn-tio̍h in tiânn--lí tsìng ê sî-kè-kó khui ê hue, </text:p>
        <text:p text:style-name="P1"/>
        <text:p text:style-name="P1">佮細漢阿母講的山葡萄真成，</text:p>
        <text:p text:style-name="P1">kah sè-hàn a-bú kóng ê suann-phû-tô tsin sîng, </text:p>
        <text:p text:style-name="P1"/>
        <text:p text:style-name="P1">原來時計果就是華語講的#「百香果」#，</text:p>
        <text:p text:style-name="P1">guân-lâi sî-kè-kó tō sī Huâ-gí kóng --ê #「百香果」#, </text:p>
        <text:p text:style-name="P1"/>
        <text:p text:style-name="P1">到彼陣才知影山葡萄毋是葡萄！</text:p>
        <text:p text:style-name="P1">kàu hit-tsūn tsiah tsai-<text:soft-page-break/>iánn suann-phû-tô m̄ sī phû-tô!</text:p>
        <text:p text:style-name="P1"/>
        <text:p text:style-name="P1"/>
        <text:p text:style-name="P1"/>
        <text:p text:style-name="P1"/>
        <text:p text:style-name="P1">阮丈公佇街裡有開一間漢藥店，</text:p>
        <text:p text:style-name="P1">Guán tiūnn-kong tī ke--lí ū khui tsi̍t king hàn-io̍h-tiàm, </text:p>
        <text:p text:style-name="P1"/>
        <text:p text:style-name="P1">逐工便若放學行對遐過，</text:p>
        <text:p text:style-name="P1">ta̍k kang piān-nā pàng-o̍h kiânn uì hia kuè, </text:p>
        <text:p text:style-name="P1"/>
        <text:p text:style-name="P1">較好喙咧行入去共叫一聲：「丈公！」</text:p>
        <text:p text:style-name="P1">khah hó-tshuì --leh kiânn --ji̍p-khì kā kiò tsi̍t siann: “Tiūnn-kong!” </text:p>
        <text:p text:style-name="P1"/>
        <text:p text:style-name="P1">伊就會捎幾片仔甘草予阮含，</text:p>
        <text:p text:style-name="P1">i tō ē sa kuí-phìnn-á kam-tshó hōo guán kâm, </text:p>
        <text:p text:style-name="P1"/>
        <text:p text:style-name="P1">這个時陣，</text:p>
        <text:p text:style-name="P1">tsit ê sî-tsūn, </text:p>
        <text:p text:style-name="P1"/>
        <text:p text:style-name="P1">阮就規喙攏是甘甜的喙瀾，</text:p>
        <text:p text:style-name="P1">guán tō kui tshuì lóng sī kam-tinn ê tshuì-nuā, </text:p>
        <text:p text:style-name="P1"/>
        <text:p text:style-name="P1">予阮感覺有夠幸福的！</text:p>
        <text:p text:style-name="P1">hōo guán kám-kak ū-kàu hīng-hok--ê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50:59.726254154</dc:date>
    <meta:editing-duration>PT35S</meta:editing-duration>
    <meta:editing-cycles>1</meta:editing-cycles>
    <meta:document-statistic meta:table-count="0" meta:image-count="0" meta:object-count="0" meta:page-count="4" meta:paragraph-count="132" meta:word-count="1145" meta:character-count="3205" meta:non-whitespace-character-count="2799"/>
    <meta:generator>LibreOffice/5.1.6.2$Linux_X86_64 LibreOffice_project/10m0$Build-2</meta:generator>
  </office:meta>
</office:document-meta>
</file>